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740038621" text:style-name="L1">
        <text:list-item>
          <text:p text:style-name="P1">Part One: Linux</text:p>
          <text:p text:style-name="P1">a) Grep searches a specified file for a certain word or pattern and prints all the lines that have that word or pattern.</text:p>
          <text:p text:style-name="P1">b) Pipe takes the output of one command and inputs it to another, whereas redirect redirects the output of one function into a file instead of displaying it in the terminal.</text:p>
          <text:p text:style-name="P1">c) Plain text can be ready by almost every application and it allows many pieces of code to work together.</text:p>
          <text:p text:style-name="P1">d) You cannot get it back.</text:p>
        </text:list-item>
        <text:list-item>
          <text:p text:style-name="P1">Part 2: Python</text:p>
          <text:p text:style-name="P1">a) It will calculate sin (pi) but will not display the answer.</text:p>
          <text:p text:style-name="P1">b) pi/2 and 0.0</text:p>
          <text:p text:style-name="P1">c) &gt;&gt;&gt; 4/3*math.pi*(5**3)</text:p>
          <text:p text:style-name="P1">523.5987755982989</text:p>
        </text:list-item>
      </text:list>
      <text:p text:style-name="Standard"><text:tab/>&gt;&gt;&gt; wholesale_price = 24.95*.6*60</text:p>
      <text:p text:style-name="Standard"><text:tab/>&gt;&gt;&gt; shipping = 3 + (.75*59)</text:p>
      <text:p text:style-name="Standard"><text:tab/>&gt;&gt;&gt; wholesale_price + shipping</text:p>
      <text:p text:style-name="Standard"><text:tab/>945.4499999999999</text:p>
      <text:p text:style-name="Standard"><text:tab/>$945.45</text:p>
      <text:p text:style-name="Standard"><text:tab/>&gt;&gt;&gt; easy_pace_time = 2*((8*60)+15</text:p>
      <text:p text:style-name="Standard"><text:tab/>&gt;&gt;&gt; fast_pace_time = 3*((7*60)+12)</text:p>
      <text:p text:style-name="Standard"><text:tab/>&gt;&gt;&gt; easy_pace_time+fast_pace_time</text:p>
      <text:p text:style-name="Standard"><text:tab/>2286</text:p>
      <text:p text:style-name="Standard"><text:tab/>&gt;&gt;&gt; 2286/60</text:p>
      <text:p text:style-name="Standard"><text:tab/>38.1</text:p>
      <text:p text:style-name="Standard"><text:tab/>6:52+38 min = 7:30 am (and six seconds)</text:p>
      <text:list xml:id="list1743717945" text:style-name="L2">
        <text:list-item>
          <text:p text:style-name="P2">Part 3: Git</text:p>
          <text:p text:style-name="P2">a) An untracked file is one that is in the project folder, but is not being tracked by Git.</text:p>
          <text:p text:style-name="P2">b) Only files that are needed to clone your repo and rebuild your project should be added. Object code, which is generated by the compiler, and executables are not needed to do this because they are not written and edited by you.</text:p>
          <text:p text:style-name="P2">c) A remote is a version of your projects that are stored somewhere on the Internet, like Github, or a network somewhere.</text:p>
        </text:list-item>
      </text:list>
      <text:list xml:id="list2038349293" text:style-name="L3">
        <text:list-item>
          <text:p text:style-name="P3">Part 4: Python</text:p>
          <text:p text:style-name="P3">a) A fruitful function returns a value, while a void function still performs an action, but does not return a value.</text:p>
          <text:p text:style-name="P3">b) Functions make your program easier to read and debug, less repetitive, and they can be reused.</text:p>
          <text:p text:style-name="P3">c) You can either import the entire module and create a module object using import &lt;module&gt; or you can import a specific object from a module using from &lt;module name&gt; import &lt;object&gt; or replace &lt;object&gt; with * to import every obje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7:27:36</meta:creation-date>
    <meta:editing-duration>PT53M33S</meta:editing-duration>
    <meta:editing-cycles>12</meta:editing-cycles>
    <meta:generator>LibreOffice/3.5$Linux_X86_64 LibreOffice_project/350m1$Build-2</meta:generator>
    <dc:date>2014-02-02T21:19:50</dc:date>
    <meta:document-statistic meta:table-count="0" meta:image-count="0" meta:object-count="0" meta:page-count="1" meta:paragraph-count="30" meta:word-count="316" meta:character-count="1777" meta:non-whitespace-character-count="1483"/>
  </office:meta>
</office:document-meta>
</file>